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372cm"/>
    </style:style>
    <style:style style:name="Table1.B" style:family="table-column">
      <style:table-column-properties style:column-width="14.628cm"/>
    </style:style>
    <style:style style:name="Table1.A1" style:family="table-cell">
      <style:table-cell-properties style:vertical-align="middle" fo:padding-left="0.397cm" fo:padding-right="0.397cm" fo:padding-top="0.185cm" fo:padding-bottom="0.185cm" fo:border="0.05pt solid #000000"/>
    </style:style>
    <style:style style:name="P1" style:family="paragraph" style:parent-style-name="Standard">
      <style:text-properties officeooo:rsid="001c8586" officeooo:paragraph-rsid="001c8586"/>
    </style:style>
    <style:style style:name="P2" style:family="paragraph" style:parent-style-name="Standard">
      <style:text-properties officeooo:rsid="001e3f90" officeooo:paragraph-rsid="001e3f90"/>
    </style:style>
    <style:style style:name="P3" style:family="paragraph" style:parent-style-name="Standard">
      <style:text-properties officeooo:rsid="001e3f90" officeooo:paragraph-rsid="002057e1"/>
    </style:style>
    <style:style style:name="P4" style:family="paragraph" style:parent-style-name="Standard">
      <style:text-properties officeooo:rsid="002057e1" officeooo:paragraph-rsid="002057e1"/>
    </style:style>
    <style:style style:name="P5" style:family="paragraph" style:parent-style-name="Standard">
      <style:text-properties fo:font-weight="bold" officeooo:rsid="00216dac" officeooo:paragraph-rsid="00216dac" style:font-weight-asian="bold" style:font-weight-complex="bold"/>
    </style:style>
    <style:style style:name="P6" style:family="paragraph" style:parent-style-name="Standard">
      <style:text-properties officeooo:paragraph-rsid="002057e1"/>
    </style:style>
    <style:style style:name="P7" style:family="paragraph" style:parent-style-name="Standard">
      <style:text-properties officeooo:rsid="00205ce7" officeooo:paragraph-rsid="00205ce7"/>
    </style:style>
    <style:style style:name="P8" style:family="paragraph" style:parent-style-name="Standard">
      <style:text-properties officeooo:rsid="0022fc06" officeooo:paragraph-rsid="0022fc06"/>
    </style:style>
    <style:style style:name="P9" style:family="paragraph" style:parent-style-name="Standard">
      <style:text-properties officeooo:paragraph-rsid="0022fc06"/>
    </style:style>
    <style:style style:name="P10" style:family="paragraph" style:parent-style-name="Standard">
      <style:text-properties officeooo:rsid="0025aa6b" officeooo:paragraph-rsid="0025aa6b"/>
    </style:style>
    <style:style style:name="P11" style:family="paragraph" style:parent-style-name="Standard">
      <style:text-properties officeooo:rsid="002950e2" officeooo:paragraph-rsid="002950e2"/>
    </style:style>
    <style:style style:name="P12" style:family="paragraph" style:parent-style-name="Standard">
      <style:text-properties officeooo:rsid="002b255d" officeooo:paragraph-rsid="002950e2"/>
    </style:style>
    <style:style style:name="P13" style:family="paragraph" style:parent-style-name="Standard">
      <style:text-properties officeooo:rsid="002b255d" officeooo:paragraph-rsid="002b255d"/>
    </style:style>
    <style:style style:name="P14" style:family="paragraph" style:parent-style-name="Standard">
      <style:text-properties officeooo:rsid="002f47cf" officeooo:paragraph-rsid="002f47cf"/>
    </style:style>
    <style:style style:name="P15" style:family="paragraph" style:parent-style-name="Standard">
      <style:text-properties officeooo:rsid="0030527b" officeooo:paragraph-rsid="0030527b"/>
    </style:style>
    <style:style style:name="P16" style:family="paragraph" style:parent-style-name="Table_20_Contents">
      <style:paragraph-properties style:line-height-at-least="0.714cm" fo:text-align="start" style:justify-single-word="false"/>
    </style:style>
    <style:style style:name="P17" style:family="paragraph" style:parent-style-name="Table_20_Contents">
      <style:paragraph-properties style:line-height-at-least="0.714cm" fo:text-align="start" style:justify-single-word="false"/>
      <style:text-properties officeooo:paragraph-rsid="0025aa6b"/>
    </style:style>
    <style:style style:name="T1" style:family="text">
      <style:text-properties officeooo:rsid="002057e1"/>
    </style:style>
    <style:style style:name="T2" style:family="text">
      <style:text-properties officeooo:rsid="00205ce7"/>
    </style:style>
    <style:style style:name="T3" style:family="text">
      <style:text-properties officeooo:rsid="0022fc06"/>
    </style:style>
    <style:style style:name="T4" style:family="text">
      <style:text-properties officeooo:rsid="0023ef5f"/>
    </style:style>
    <style:style style:name="T5" style:family="text">
      <style:text-properties officeooo:rsid="00279e08"/>
    </style:style>
    <style:style style:name="T6" style:family="text">
      <style:text-properties officeooo:rsid="002ededb"/>
    </style:style>
    <style:style style:name="T7" style:family="text">
      <style:text-properties officeooo:rsid="002f47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import cv2 as cv</text:span></text:p>
      <text:p text:style-name="P6"/>
      <text:p text:style-name="P5">Read</text:p>
      <text:p text:style-name="P1">a=cv.imread(PATH)</text:p>
      <text:p text:style-name="P10">a.shape # it will show the output of first (height, width, channel)</text:p>
      <text:p text:style-name="P1">cv.imshow(‘name’, a)</text:p>
      <text:p text:style-name="P1">cv.waitKey(0) #interval in <text:span text:style-name="T1">mili </text:span>second, <text:span text:style-name="T6">here 0 means no any interval </text:span></text:p>
      <text:p text:style-name="P2">cv.videoCapture(‘0’) # here you can write the 0 for primary camera of webcam of pc or 1 for first another camera attached with pc, and so on.... or you can put your video_path</text:p>
      <text:p text:style-name="P2"/>
      <text:p text:style-name="P4">#video capture </text:p>
      <text:p text:style-name="P3"><text:span text:style-name="T1">caputre </text:span>cv.videoCapture(‘<text:span text:style-name="T1">video_path</text:span>’)</text:p>
      <text:p text:style-name="P4">while True:</text:p>
      <text:p text:style-name="P4"><text:tab/>isTrue, frame=capture.read() # read in frame</text:p>
      <text:p text:style-name="P4"><text:tab/>cv.imshow(‘video’, frame)</text:p>
      <text:p text:style-name="P4"><text:tab/>if <text:s/>cv.waitKey(20) &amp; 0xFF==ord(‘d’) # when any one tap d then stop otherwise show video <text:span text:style-name="T2">#</text:span>with 20 <text:span text:style-name="T2">milisecond</text:span></text:p>
      <text:p text:style-name="P4"><text:tab/><text:tab/><text:span text:style-name="T2">break</text:span></text:p>
      <text:p text:style-name="P7">capture.release()</text:p>
      <text:p text:style-name="P7">cv.destroyAllWindows()</text:p>
      <text:p text:style-name="P7"># but you will get error after completion video (-215: Assertion failed) due to no image available but for loop is still working</text:p>
      <text:p text:style-name="P7"/>
      <text:p text:style-name="P8"># why image need to resize or rescale frame: Just because of if camera has some max pixel value they do not capture more than scale of image.</text:p>
      <text:p text:style-name="P8"/>
      <text:p text:style-name="P8">Def rescaleFrame(frame, scale=.75):</text:p>
      <text:p text:style-name="P8"><text:tab/><text:span text:style-name="T5"># this method works for image, videos , live videos</text:span></text:p>
      <text:p text:style-name="P9"><text:span text:style-name="T3"><text:tab/>width= </text:span><text:span text:style-name="T4">int(</text:span><text:span text:style-name="T3">frame.shape[1]*scale</text:span><text:span text:style-name="T4">) </text:span><text:span text:style-name="T3"># frame.shape[0] is width of image</text:span></text:p>
      <text:p text:style-name="P8"><text:tab/>height=<text:span text:style-name="T4">int(</text:span>frame.shape[0]*scale<text:span text:style-name="T4">)</text:span> # frame.shape[0] is height of image</text:p>
      <text:p text:style-name="P8"><text:tab/><text:span text:style-name="T4">dimenstions=(width, height) # tuple of dimension made it</text:span></text:p>
      <text:p text:style-name="P8"><text:tab/></text:p>
      <text:p text:style-name="P8"><text:tab/><text:span text:style-name="T4">return cv.resize(frame, dimensions, interpolation=cv.INTER_AREA)</text:span></text:p>
      <text:p text:style-name="P8"/>
      <text:p text:style-name="P8">https://www.tutorialkart.com/opencv/python/opencv-python-resize-image/</text:p>
      <text:p text:style-name="P8"/>
      <text:p text:style-name="P7"/>
      <text:p text:style-name="P4"><text:tab/></text:p>
      <table:table table:name="Table1" table:style-name="Table1">
        <table:table-column table:style-name="Table1.A"/>
        <table:table-column table:style-name="Table1.B"/>
        <table:table-row table:style-name="TableLine94320692796752">
          <table:table-cell table:style-name="Table1.A1" office:value-type="string">
            <text:p text:style-name="P16">interpolation</text:p>
          </table:table-cell>
          <table:table-cell table:style-name="Table1.A1" office:value-type="string">
            <text:p text:style-name="P17">[optional] flag that takes one of the following methods. </text:p>
            <text:p text:style-name="P17">INTER_NEAREST – a nearest-neighbor interpolation </text:p>
            <text:p text:style-name="P17">INTER_LINEAR – a bilinear interpolation (used by default) </text:p>
            <text:p text:style-name="P17">INTER_AREA – resampling using pixel area relation. It may be a preferred method for image decimation, as it gives moire’-free results. But when the image is zoomed, it is similar to the INTER_NEAREST method. INTER_CUBIC – a bicubic interpolation over 4×4 pixel neighborhood INTER_LANCZOS4 – a Lanczos interpolation over 8×8 pixel neighborhood</text:p>
          </table:table-cell>
        </table:table-row>
      </table:table>
      <text:p text:style-name="P4"/>
      <text:p text:style-name="P4"/>
      <text:p text:style-name="P11"><text:soft-page-break/># change the height and width</text:p>
      <text:p text:style-name="P11">def changeRes(width, height):</text:p>
      <text:p text:style-name="P11"><text:tab/># live video</text:p>
      <text:p text:style-name="P11"><text:tab/>capture.set(3, width)</text:p>
      <text:p text:style-name="P11"><text:tab/>capture.set(4, height)</text:p>
      <text:p text:style-name="P11"/>
      <text:p text:style-name="P11">#capture is input name</text:p>
      <text:p text:style-name="P11"/>
      <text:p text:style-name="P12">if create any np array, You can create the blank image for the this <text:s/>zerros array like </text:p>
      <text:p text:style-name="P13">bla<text:span text:style-name="T7">ck</text:span>=np.zerros((500, 500), dtype=’uint8’)</text:p>
      <text:p text:style-name="P14">cv.imshow(‘blank, black)</text:p>
      <text:p text:style-name="P15">black[:]=0, 255, 0</text:p>
      <text:p text:style-name="P15">cv.imshow(‘green’, black)</text:p>
      <text:p text:style-name="P15">cv.waitKey(0)</text:p>
      <text:p text:style-name="P15"/>
      <text:p text:style-name="P15"># you can also make a sqoure shape</text:p>
      <text:p text:style-name="P15">blak[200:300, 250:300]=0, 255, 0</text:p>
      <text:p text:style-name="P15">cv.imshow(‘shape’, black)</text:p>
      <text:p text:style-name="P15">cv.waitkey(0)</text:p>
      <text:p text:style-name="P14"/>
      <text:p text:style-name="P14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20:40:06.110341378</meta:creation-date>
    <dc:date>2022-02-25T00:54:14.646446083</dc:date>
    <meta:editing-duration>PT22H49M44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2" meta:paragraph-count="48" meta:word-count="324" meta:character-count="2313" meta:non-whitespace-character-count="2007"/>
  </office:meta>
</office:document-meta>
</file>